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fo:font-style="italic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style="italic" style:font-size-asian="12pt" style:font-size-complex="1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6.51cm" svg:height="5.08cm" svg:x="2.277cm" svg:y="9.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6" draw:id="id6" draw:layer="layout" svg:width="3.81cm" svg:height="2.54cm" svg:x="8.622cm" svg:y="2.27cm">
            <text:p text:style-name="P1"><text:span text:style-name="T1">PubSubSQL</text:span><text:span text:style-name="T1"><text:line-break/></text:span><text:span text:style-name="T1">Trigger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2" draw:id="id2" draw:layer="layout" svg:width="3.81cm" svg:height="2.54cm" svg:x="8.622cm" svg:y="6.08cm">
            <text:p text:style-name="P1"><text:span text:style-name="T1">MySQL</text:span><text:span text:style-name="T1"><text:line-break/></text:span><text:span text:style-name="T1">Databas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5" draw:id="id5" draw:layer="layout" svg:width="3.81cm" svg:height="2.54cm" svg:x="8.622cm" svg:y="16.24cm">
            <text:p text:style-name="P1"><text:span text:style-name="T1">PubSubSQL</text:span><text:span text:style-name="T1"><text:line-break/></text:span><text:span text:style-name="T1">Serv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1cm" svg:height="2.54cm" svg:x="8.622cm" svg:y="11.16cm">
            <text:p text:style-name="P1"><text:span text:style-name="T1">PubSubSQL</text:span><text:span text:style-name="T1"><text:line-break/></text:span><text:span text:style-name="T1">C++ Plug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" draw:id="id4" draw:layer="layout" svg:width="3.81cm" svg:height="2.54cm" svg:x="3.542cm" svg:y="11.16cm">
            <text:p text:style-name="P1"><text:span text:style-name="T1">C++ Plugin</text:span><text:span text:style-name="T1"><text:line-break/></text:span><text:span text:style-name="T1">Network</text:span></text:p>
            <text:p text:style-name="P1"><text:span text:style-name="T1">Serv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81cm" svg:height="2.54cm" svg:x="13.701cm" svg:y="11.16cm">
            <text:p text:style-name="P1"><text:span text:style-name="T1">C++ Plugin</text:span><text:span text:style-name="T1"><text:line-break/></text:span><text:span text:style-name="T1">Broadcast</text:span></text:p>
            <text:p text:style-name="P1"><text:span text:style-name="T1">Serv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3" draw:id="id3" draw:layer="layout" svg:width="3.81cm" svg:height="2.54cm" svg:x="20.052cm" svg:y="16.24cm">
            <text:p text:style-name="P1"><text:span text:style-name="T1">PubSubSQL</text:span><text:span text:style-name="T1"><text:line-break/></text:span><text:span text:style-name="T1">Clie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1" draw:id="id1" draw:layer="layout" svg:width="3.81cm" svg:height="2.54cm" svg:x="20.05cm" svg:y="11.16cm">
            <text:p text:style-name="P1"><text:span text:style-name="T1">User</text:span><text:span text:style-name="T1"><text:line-break/></text:span><text:span text:style-name="T1">Application</text:span>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0.525cm" svg:y1="8.62cm" svg:x2="10.525cm" svg:y2="11.16cm">
            <text:p/>
          </draw:line>
          <draw:line draw:style-name="gr3" draw:text-style-name="P1" draw:layer="layout" svg:x1="10.525cm" svg:y1="4.81cm" svg:x2="10.525cm" svg:y2="6.08cm">
            <text:p/>
          </draw:line>
          <draw:line draw:style-name="gr3" draw:text-style-name="P1" draw:layer="layout" svg:x1="7.35cm" svg:y1="12.43cm" svg:x2="8.62cm" svg:y2="12.43cm">
            <text:p/>
          </draw:line>
          <draw:line draw:style-name="gr3" draw:text-style-name="P1" draw:layer="layout" svg:x1="12.43cm" svg:y1="12.43cm" svg:x2="13.7cm" svg:y2="12.43cm">
            <text:p/>
          </draw:line>
          <draw:connector draw:style-name="gr4" draw:text-style-name="P1" draw:layer="layout" svg:x1="21.955cm" svg:y1="11.16cm" svg:x2="12.432cm" svg:y2="7.35cm" draw:start-shape="id1" draw:start-glue-point="0" draw:end-shape="id2" draw:end-glue-point="1" svg:d="M21955 11160v-3810h-9523" svg:viewBox="0 0 9524 3811">
            <text:p/>
          </draw:connector>
          <draw:connector draw:style-name="gr4" draw:text-style-name="P1" draw:layer="layout" draw:type="line" svg:x1="21.955cm" svg:y1="13.7cm" svg:x2="21.957cm" svg:y2="16.24cm" draw:start-shape="id1" draw:start-glue-point="2" draw:end-shape="id3" draw:end-glue-point="0" svg:d="M21955 13700l2 2540" svg:viewBox="0 0 3 2541">
            <text:p/>
          </draw:connector>
          <draw:connector draw:style-name="gr4" draw:text-style-name="P1" draw:layer="layout" svg:x1="5.447cm" svg:y1="13.7cm" svg:x2="8.622cm" svg:y2="17.51cm" draw:start-shape="id4" draw:start-glue-point="2" draw:end-shape="id5" draw:end-glue-point="3" svg:d="M5447 13700v3810h3175" svg:viewBox="0 0 3176 3811">
            <text:p/>
          </draw:connector>
          <draw:line draw:style-name="gr4" draw:text-style-name="P1" draw:layer="layout" svg:x1="5.445cm" svg:y1="11.16cm" svg:x2="8.62cm" svg:y2="7.35cm">
            <text:p/>
          </draw:line>
          <draw:line draw:style-name="gr4" draw:text-style-name="P1" draw:layer="layout" svg:x1="9.255cm" svg:y1="16.24cm" svg:x2="7.35cm" svg:y2="13.065cm">
            <text:p/>
          </draw:line>
          <draw:line draw:style-name="gr4" draw:text-style-name="P1" draw:layer="layout" svg:x1="6.715cm" svg:y1="13.7cm" svg:x2="8.62cm" svg:y2="16.875cm">
            <text:p/>
          </draw:line>
          <draw:frame draw:style-name="gr5" draw:text-style-name="P3" draw:layer="layout" svg:width="3.427cm" svg:height="0.725cm" svg:x="14.935cm" svg:y="16.175cm">
            <draw:text-box>
              <text:p><text:span text:style-name="T2">(1) unsubscribe</text:span></text:p>
            </draw:text-box>
          </draw:frame>
          <draw:frame draw:style-name="gr5" draw:text-style-name="P3" draw:layer="layout" svg:width="2.813cm" svg:height="0.725cm" svg:x="5.445cm" svg:y="16.748cm">
            <draw:text-box>
              <text:p><text:span text:style-name="T2">Notifications</text:span></text:p>
            </draw:text-box>
          </draw:frame>
          <draw:frame draw:style-name="gr5" draw:text-style-name="P3" draw:layer="layout" svg:width="3.427cm" svg:height="0.725cm" draw:transform="rotate (0.879296877154743) translate (5.682cm 9.79cm)">
            <draw:text-box>
              <text:p><text:span text:style-name="T2">(3) unsubscribe</text:span></text:p>
            </draw:text-box>
          </draw:frame>
          <draw:frame draw:style-name="gr5" draw:text-style-name="P3" draw:layer="layout" svg:width="3.427cm" svg:height="0.725cm" draw:transform="rotate (-1.03358398303104) translate (8.202cm 13.094cm)">
            <draw:text-box>
              <text:p><text:span text:style-name="T2">(2) unsubscribe</text:span></text:p>
            </draw:text-box>
          </draw:frame>
          <draw:frame draw:style-name="gr5" draw:text-style-name="P3" draw:layer="layout" svg:width="3.427cm" svg:height="0.725cm" draw:transform="rotate (-1.03358398303104) translate (7.303cm 13.294cm)">
            <draw:text-box>
              <text:p><text:span text:style-name="T2">(5) unsubscribe</text:span></text:p>
            </draw:text-box>
          </draw:frame>
          <draw:frame draw:style-name="gr6" draw:text-style-name="P1" draw:layer="layout" svg:width="10.16cm" svg:height="3.683cm" svg:x="13.7cm" svg:y="2.27cm">
            <draw:text-box>
              <text:p text:style-name="P1">PubSubSQL Notification Services:<text:line-break/><text:span text:style-name="T3">unsubscribe procedure</text:span></text:p>
            </draw:text-box>
          </draw:frame>
          <draw:line draw:style-name="gr4" draw:text-style-name="P1" draw:layer="layout" svg:x1="20.05cm" svg:y1="16.91cm" svg:x2="12.43cm" svg:y2="16.91cm">
            <text:p/>
          </draw:line>
          <draw:line draw:style-name="gr4" draw:text-style-name="P1" draw:layer="layout" svg:x1="12.43cm" svg:y1="18.11cm" svg:x2="20.05cm" svg:y2="18.11cm">
            <text:p/>
          </draw:line>
          <draw:frame draw:style-name="gr5" draw:text-style-name="P3" draw:layer="layout" svg:width="3.427cm" svg:height="0.725cm" svg:x="14.97cm" svg:y="17.383cm">
            <draw:text-box>
              <text:p><text:span text:style-name="T2">(6) unsubscribe</text:span></text:p>
            </draw:text-box>
          </draw:frame>
          <draw:connector draw:style-name="gr4" draw:text-style-name="P1" draw:layer="layout" draw:line-skew="-0.136cm" svg:x1="8.622cm" svg:y1="7.35cm" svg:x2="8.622cm" svg:y2="3.54cm" draw:start-shape="id2" draw:start-glue-point="3" draw:end-shape="id6" draw:end-glue-point="3" svg:d="M8622 7350h-637v-3810h637" svg:viewBox="0 0 638 3811">
            <text:p/>
          </draw:connector>
          <draw:frame draw:style-name="gr5" draw:text-style-name="P3" draw:layer="layout" svg:width="3.427cm" svg:height="0.725cm" draw:transform="rotate (1.56416407563732) translate (7.239cm 6.963cm)">
            <draw:text-box>
              <text:p><text:span text:style-name="T2">(4) unsubscrib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4T20:35:54.564000000</meta:creation-date>
    <dc:date>2014-07-14T23:26:35.270000000</dc:date>
    <meta:editing-duration>PT19M59S</meta:editing-duration>
    <meta:editing-cycles>7</meta:editing-cycles>
    <meta:generator>LibreOffice/4.2.5.2$Windows_x86 LibreOffice_project/61cb170a04bb1f12e77c884eab9192be736ec5f5</meta:generator>
    <meta:document-statistic meta:object-count="31"/>
  </office:meta>
</office:document-meta>
</file>